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0000002000000020074BAA4A886B34AD2.png" manifest:media-type="image/png"/>
  <manifest:file-entry manifest:full-path="Pictures/1000020100000200000002002B9E27D54E200224.png" manifest:media-type="image/png"/>
  <manifest:file-entry manifest:full-path="Pictures/100002000000020000000200562097B4480655F9.png" manifest:media-type="image/png"/>
  <manifest:file-entry manifest:full-path="Pictures/100002010000020000000200506581E8BD9B0FE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onaco" svg:font-family="Monac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cc3300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322cm" fo:min-width="6.866cm"/>
    </style:style>
    <style:style style:name="gr7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6.227cm" fo:min-width="6.866cm"/>
    </style:style>
    <style:style style:name="gr9" style:family="graphic" style:parent-style-name="standard">
      <style:graphic-properties draw:textarea-horizontal-align="justify" draw:textarea-vertical-align="middle" draw:auto-grow-height="false" fo:min-height="4.322cm" fo:min-width="8.63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009900" fo:font-size="18pt" style:font-size-asian="18pt" style:font-size-complex="18pt"/>
    </style:style>
    <style:style style:name="P4" style:family="paragraph">
      <loext:graphic-properties draw:fill="none" draw:fill-color="#ffffff"/>
      <style:text-properties fo:color="#009900" fo:font-size="18pt" style:font-size-asian="18pt" style:font-size-complex="18pt"/>
    </style:style>
    <style:style style:name="P5" style:family="paragraph">
      <style:text-properties fo:color="#009900"/>
    </style:style>
    <style:style style:name="P6" style:family="paragraph">
      <loext:graphic-properties draw:fill="none" draw:fill-color="#ffffff"/>
      <style:text-properties fo:color="#009900"/>
    </style:style>
    <style:style style:name="P7" style:family="paragraph">
      <style:paragraph-properties fo:text-align="start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Monaco" fo:font-size="18pt" fo:background-color="#ffff99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 style:writing-mode="lr-tb">
        <style:tab-stops/>
      </style:paragraph-properties>
      <style:text-properties fo:background-color="#ffcccc"/>
    </style:style>
    <style:style style:name="P11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Monaco" fo:font-size="18pt" fo:background-color="#ffcccc" style:font-size-asian="18pt" style:font-size-complex="18pt"/>
    </style:style>
    <style:style style:name="P12" style:family="paragraph">
      <style:paragraph-properties fo:text-align="start" style:writing-mode="lr-tb">
        <style:tab-stops/>
      </style:paragraph-properties>
      <style:text-properties fo:font-size="18pt"/>
    </style:style>
    <style:style style:name="P13" style:family="paragraph">
      <style:paragraph-properties fo:text-align="start" style:writing-mode="lr-tb">
        <style:tab-stops/>
      </style:paragraph-properties>
      <style:text-properties fo:font-size="14pt"/>
    </style:style>
    <style:style style:name="T1" style:family="text">
      <style:text-properties fo:color="#009900" fo:font-size="18pt" style:font-size-asian="18pt" style:font-size-complex="18pt"/>
    </style:style>
    <style:style style:name="T2" style:family="text">
      <style:text-properties fo:color="#009900"/>
    </style:style>
    <style:style style:name="T3" style:family="text">
      <style:text-properties style:font-name="Monaco" fo:font-size="18pt" fo:background-color="#ffff99" style:font-size-asian="18pt" style:font-size-complex="18pt"/>
    </style:style>
    <style:style style:name="T4" style:family="text">
      <style:text-properties style:font-name="Monaco" fo:font-size="18pt" fo:background-color="#ffcccc" style:font-size-asian="18pt" style:font-size-complex="18pt"/>
    </style:style>
    <style:style style:name="T5" style:family="text">
      <style:text-properties fo:font-size="14pt"/>
    </style:style>
    <style:style style:name="T6" style:family="text">
      <style:text-properties fo:font-size="14pt" fo:background-color="#ccffcc"/>
    </style:style>
    <style:style style:name="T7" style:family="text">
      <style:text-properties fo:font-size="14pt" fo:font-weight="bold" fo:background-color="transparent"/>
    </style:style>
    <style:style style:name="T8" style:family="text">
      <style:text-properties fo:font-size="14pt" fo:background-color="transparent"/>
    </style:style>
    <style:style style:name="T9" style:family="text">
      <style:text-properties fo:font-size="14pt" fo:font-weight="bold" fo:background-color="transparent" style:font-weight-asian="bold" style:font-weight-complex="bold"/>
    </style:style>
    <style:style style:name="T10" style:family="text">
      <style:text-properties fo:font-size="14pt" fo:font-weight="normal" fo:background-color="transparent" style:font-weight-asian="normal" style:font-weight-complex="normal"/>
    </style:style>
    <style:style style:name="T11" style:family="text">
      <style:text-properties style:font-name="Monaco"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42cm" svg:height="1.043cm" svg:x="19.4cm" svg:y="3.848cm">
            <draw:text-box>
              <text:p>npm-demo</text:p>
            </draw:text-box>
          </draw:frame>
        </draw:g>
        <draw:g xml:id="id5" draw:id="id5">
          <draw:frame draw:style-name="gr1" draw:text-style-name="P1" draw:layer="layout" svg:width="0.732cm" svg:height="0.732cm" svg:x="19.685cm" svg:y="5.963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4" draw:layer="layout" svg:width="5.066cm" svg:height="1.043cm" svg:x="20.401cm" svg:y="5.848cm">
            <draw:text-box>
              <text:p text:style-name="P3"><text:span text:style-name="T1">node_modules</text:span></text:p>
            </draw:text-box>
          </draw:frame>
        </draw:g>
        <draw:g xml:id="id2" draw:id="id2">
          <draw:frame draw:style-name="gr1" draw:text-style-name="P1" draw:layer="layout" svg:width="0.732cm" svg:height="0.732cm" svg:x="20.685cm" svg:y="6.963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6" draw:layer="layout" svg:width="2.784cm" svg:height="1.043cm" svg:x="21.401cm" svg:y="6.848cm">
            <draw:text-box>
              <text:p text:style-name="P5"><text:span text:style-name="T2">lodash</text:span></text:p>
            </draw:text-box>
          </draw:frame>
        </draw:g>
        <draw:frame draw:style-name="gr2" draw:text-style-name="P8" xml:id="id1" draw:id="id1" draw:layer="layout" svg:width="8.49cm" svg:height="1.043cm" svg:x="6.461cm" svg:y="6.145cm">
          <draw:text-box>
            <text:p text:style-name="P7"><text:span text:style-name="T3">$&gt; npm install lodash</text:span></text:p>
          </draw:text-box>
        </draw:frame>
        <draw:connector draw:style-name="gr3" draw:text-style-name="P9" draw:layer="layout" svg:x1="14.951cm" svg:y1="6.666cm" svg:x2="20.685cm" svg:y2="7.369cm" draw:start-shape="id1" draw:start-glue-point="1" draw:end-shape="id2" draw:end-glue-point="3" svg:d="M14951 6666h2867v703h2867" svg:viewBox="0 0 5735 704">
          <text:p/>
        </draw:connector>
        <draw:frame draw:style-name="gr2" draw:text-style-name="P8" xml:id="id3" draw:id="id3" draw:layer="layout" svg:width="5.828cm" svg:height="1.043cm" svg:x="6.461cm" svg:y="3.646cm">
          <draw:text-box>
            <text:p text:style-name="P7"><text:span text:style-name="T3">$&gt; cd npm-demo</text:span></text:p>
          </draw:text-box>
        </draw:frame>
        <draw:connector draw:style-name="gr4" draw:text-style-name="P9" draw:layer="layout" svg:x1="12.289cm" svg:y1="4.167cm" svg:x2="18.684cm" svg:y2="4.369cm" draw:start-shape="id3" draw:start-glue-point="1" draw:end-shape="id4" draw:end-glue-point="3" svg:d="M12289 4167h3197v202h3198" svg:viewBox="0 0 6396 203">
          <text:p text:style-name="P1"/>
        </draw:connector>
        <draw:connector draw:style-name="gr3" draw:text-style-name="P9" draw:layer="layout" svg:x1="14.951cm" svg:y1="6.666cm" svg:x2="19.685cm" svg:y2="6.369cm" draw:start-shape="id1" draw:end-shape="id5" svg:d="M14951 6666h2367v-297h2367" svg:viewBox="0 0 4735 298">
          <text:p/>
        </draw:connector>
        <draw:g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20.401cm" svg:y="4.848cm">
            <draw:text-box>
              <text:p>package.json</text:p>
            </draw:text-box>
          </draw:frame>
        </draw:g>
      </draw:page>
      <draw:page draw:name="page2" draw:style-name="dp1" draw:master-page-name="Default">
        <draw:g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42cm" svg:height="1.043cm" svg:x="19.4cm" svg:y="3.848cm">
            <draw:text-box>
              <text:p>npm-demo</text:p>
            </draw:text-box>
          </draw:frame>
        </draw:g>
        <draw:frame draw:style-name="gr2" draw:text-style-name="P11" xml:id="id7" draw:id="id7" draw:layer="layout" svg:width="7.347cm" svg:height="1.043cm" svg:x="9.636cm" svg:y="6.815cm">
          <draw:text-box>
            <text:p text:style-name="P10"><text:span text:style-name="T4">require('lodash');</text:span></text:p>
          </draw:text-box>
        </draw:frame>
        <draw:g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85cm" svg:y="6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20.401cm" svg:y="6.848cm">
            <draw:text-box>
              <text:p>node_modules</text:p>
            </draw:text-box>
          </draw:frame>
        </draw:g>
        <draw:g xml:id="id6" draw:id="id6">
          <draw:frame draw:style-name="gr1" draw:text-style-name="P1" draw:layer="layout" svg:width="0.732cm" svg:height="0.732cm" svg:x="20.685cm" svg:y="7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2.784cm" svg:height="1.043cm" svg:x="21.401cm" svg:y="7.848cm">
            <draw:text-box>
              <text:p>lodash</text:p>
            </draw:text-box>
          </draw:frame>
        </draw:g>
        <draw:g xml:id="id8" draw:id="id8">
          <draw:frame draw:style-name="gr1" draw:text-style-name="P1" draw:layer="layout" svg:width="0.732cm" svg:height="0.732cm" svg:x="19.633cm" svg:y="5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3.923cm" svg:height="1.043cm" svg:x="20.402cm" svg:y="5.848cm">
            <draw:text-box>
              <text:p>script.js</text:p>
            </draw:text-box>
          </draw:frame>
        </draw:g>
        <draw:connector draw:style-name="gr5" draw:text-style-name="P9" draw:layer="layout" draw:type="curve" svg:x1="20.685cm" svg:y1="8.369cm" svg:x2="13.309cm" svg:y2="7.858cm" draw:start-shape="id6" draw:start-glue-point="3" draw:end-shape="id7" draw:end-glue-point="2" svg:d="M20685 8369c-4918 0-7376-170-7376-511" svg:viewBox="0 0 7377 512">
          <text:p/>
        </draw:connector>
        <draw:connector draw:style-name="gr5" draw:text-style-name="P9" draw:layer="layout" draw:type="curve" svg:x1="13.309cm" svg:y1="6.815cm" svg:x2="19.633cm" svg:y2="6.369cm" draw:start-shape="id7" draw:start-glue-point="0" draw:end-shape="id8" draw:end-glue-point="3" svg:d="M13309 6815c0-750 2500-625 3584-549s753 103 2740 103" svg:viewBox="0 0 6325 608">
          <text:p/>
        </draw:connector>
      </draw:page>
      <draw:page draw:name="page3" draw:style-name="dp1" draw:master-page-name="Default">
        <draw:g>
          <draw:frame draw:style-name="gr1" draw:text-style-name="P1" draw:layer="layout" svg:width="0.732cm" svg:height="0.732cm" svg:x="8.747cm" svg:y="5.26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9.463cm" svg:y="5.15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9.747cm" svg:y="6.26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4.685cm" svg:height="1.043cm" svg:x="10.463cm" svg:y="6.15cm">
            <draw:text-box>
              <text:p>body-parser</text:p>
            </draw:text-box>
          </draw:frame>
        </draw:g>
        <draw:g>
          <draw:frame draw:style-name="gr1" draw:text-style-name="P1" draw:layer="layout" svg:width="0.732cm" svg:height="0.732cm" svg:x="9.748cm" svg:y="7.26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5.447cm" svg:height="1.043cm" svg:x="10.464cm" svg:y="7.15cm">
            <draw:text-box>
              <text:p>cookie-parser</text:p>
            </draw:text-box>
          </draw:frame>
        </draw:g>
        <draw:g>
          <draw:frame draw:style-name="gr1" draw:text-style-name="P1" draw:layer="layout" svg:width="0.732cm" svg:height="0.732cm" svg:x="9.748cm" svg:y="8.26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2.403cm" svg:height="1.043cm" svg:x="10.464cm" svg:y="8.15cm">
            <draw:text-box>
              <text:p>debug</text:p>
            </draw:text-box>
          </draw:frame>
        </draw:g>
        <draw:g>
          <draw:frame draw:style-name="gr1" draw:text-style-name="P1" draw:layer="layout" svg:width="0.732cm" svg:height="0.732cm" svg:x="9.748cm" svg:y="9.26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165cm" svg:height="1.043cm" svg:x="10.464cm" svg:y="9.15cm">
            <draw:text-box>
              <text:p>express</text:p>
            </draw:text-box>
          </draw:frame>
        </draw:g>
        <draw:g>
          <draw:frame draw:style-name="gr1" draw:text-style-name="P1" draw:layer="layout" svg:width="0.732cm" svg:height="0.732cm" svg:x="9.748cm" svg:y="10.26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2.022cm" svg:height="1.043cm" svg:x="10.464cm" svg:y="10.15cm">
            <draw:text-box>
              <text:p>jade</text:p>
            </draw:text-box>
          </draw:frame>
        </draw:g>
        <draw:g>
          <draw:frame draw:style-name="gr1" draw:text-style-name="P1" draw:layer="layout" svg:width="0.732cm" svg:height="0.732cm" svg:x="9.748cm" svg:y="11.26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2.784cm" svg:height="1.043cm" svg:x="10.464cm" svg:y="11.15cm">
            <draw:text-box>
              <text:p>morgan</text:p>
            </draw:text-box>
          </draw:frame>
        </draw:g>
        <draw:g>
          <draw:frame draw:style-name="gr1" draw:text-style-name="P1" draw:layer="layout" svg:width="0.732cm" svg:height="0.732cm" svg:x="9.748cm" svg:y="12.26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5.447cm" svg:height="1.043cm" svg:x="10.464cm" svg:y="12.15cm">
            <draw:text-box>
              <text:p>serve-favicon</text:p>
            </draw:text-box>
          </draw:frame>
        </draw:g>
      </draw:page>
      <draw:page draw:name="page4" draw:style-name="dp1" draw:master-page-name="Default">
        <draw:g xml:id="id12" draw:id="id12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42cm" svg:height="1.043cm" svg:x="19.4cm" svg:y="3.848cm">
            <draw:text-box>
              <text:p>npm-demo</text:p>
            </draw:text-box>
          </draw:frame>
        </draw:g>
        <draw:g xml:id="id13" draw:id="id13">
          <draw:frame draw:style-name="gr1" draw:text-style-name="P1" draw:layer="layout" svg:width="0.732cm" svg:height="0.732cm" svg:x="19.685cm" svg:y="6.963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4" draw:layer="layout" svg:width="5.066cm" svg:height="1.043cm" svg:x="20.401cm" svg:y="6.848cm">
            <draw:text-box>
              <text:p text:style-name="P3"><text:span text:style-name="T1">node_modules</text:span></text:p>
            </draw:text-box>
          </draw:frame>
        </draw:g>
        <draw:g xml:id="id10" draw:id="id10">
          <draw:frame draw:style-name="gr1" draw:text-style-name="P1" draw:layer="layout" svg:width="0.732cm" svg:height="0.732cm" svg:x="20.685cm" svg:y="7.963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6" draw:layer="layout" svg:width="2.784cm" svg:height="1.043cm" svg:x="21.401cm" svg:y="7.848cm">
            <draw:text-box>
              <text:p text:style-name="P5"><text:span text:style-name="T2">lodash</text:span></text:p>
            </draw:text-box>
          </draw:frame>
        </draw:g>
        <draw:frame draw:style-name="gr2" draw:text-style-name="P8" xml:id="id9" draw:id="id9" draw:layer="layout" svg:width="11.153cm" svg:height="1.043cm" svg:x="5.161cm" svg:y="7.145cm">
          <draw:text-box>
            <text:p text:style-name="P12"><text:span text:style-name="T3">$&gt; npm install --save lodash</text:span></text:p>
          </draw:text-box>
        </draw:frame>
        <draw:connector draw:style-name="gr3" draw:text-style-name="P9" draw:layer="layout" svg:x1="16.314cm" svg:y1="7.666cm" svg:x2="20.685cm" svg:y2="8.369cm" draw:start-shape="id9" draw:start-glue-point="1" draw:end-shape="id10" draw:end-glue-point="3" svg:d="M16314 7666h2544v703h1827" svg:viewBox="0 0 4372 704">
          <text:p/>
        </draw:connector>
        <draw:frame draw:style-name="gr2" draw:text-style-name="P8" xml:id="id11" draw:id="id11" draw:layer="layout" svg:width="5.828cm" svg:height="1.043cm" svg:x="5.161cm" svg:y="3.646cm">
          <draw:text-box>
            <text:p text:style-name="P12"><text:span text:style-name="T3">$&gt; cd npm-demo</text:span></text:p>
          </draw:text-box>
        </draw:frame>
        <draw:connector draw:style-name="gr4" draw:text-style-name="P9" draw:layer="layout" svg:x1="10.989cm" svg:y1="4.167cm" svg:x2="18.684cm" svg:y2="4.369cm" draw:start-shape="id11" draw:start-glue-point="1" draw:end-shape="id12" draw:end-glue-point="3" svg:d="M10989 4167h4206v202h3489" svg:viewBox="0 0 7696 203">
          <text:p/>
        </draw:connector>
        <draw:connector draw:style-name="gr3" draw:text-style-name="P9" draw:layer="layout" svg:x1="16.314cm" svg:y1="7.666cm" svg:x2="19.685cm" svg:y2="7.369cm" draw:start-shape="id9" draw:end-shape="id13" svg:d="M16314 7666h2044v-297h1327" svg:viewBox="0 0 3372 298">
          <text:p/>
        </draw:connector>
        <draw:g xml:id="id15" draw:id="id15"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33cm" svg:y="5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3.923cm" svg:height="1.043cm" svg:x="20.402cm" svg:y="5.848cm">
            <draw:text-box>
              <text:p>script.js</text:p>
            </draw:text-box>
          </draw:frame>
        </draw:g>
        <draw:custom-shape draw:style-name="gr6" draw:text-style-name="P13" xml:id="id14" draw:id="id14" draw:layer="layout" svg:width="7.366cm" svg:height="4.572cm" svg:x="15.732cm" svg:y="9.636cm">
          <text:p text:style-name="P13"><text:span text:style-name="T5">{</text:span></text:p>
          <text:p text:style-name="P13"><text:span text:style-name="T5"><text:s text:c="2"/></text:span><text:span text:style-name="T5">"name": "npm-demo",</text:span></text:p>
          <text:p text:style-name="P13"><text:span text:style-name="T5"><text:s text:c="2"/></text:span><text:span text:style-name="T5">"dependencies": {</text:span></text:p>
          <text:p text:style-name="P13"><text:span text:style-name="T5"><text:s text:c="4"/></text:span><text:span text:style-name="T6">"lodash": "^4.7.14"</text:span></text:p>
          <text:p text:style-name="P13"><text:span text:style-name="T5"><text:s text:c="2"/></text:span><text:span text:style-name="T5">},</text:span></text:p>
          <text:p text:style-name="P13"><text:span text:style-name="T5"><text:s text:c="2"/></text:span><text:span text:style-name="T5">...</text:span></text:p>
          <text:p text:style-name="P13"><text:span text:style-name="T5">}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draw:type="curve" svg:x1="10.737cm" svg:y1="8.188cm" svg:x2="15.732cm" svg:y2="11.922cm" draw:start-shape="id9" draw:start-glue-point="2" draw:end-shape="id14" draw:end-glue-point="3" svg:d="M10737 8188c0 2490 1665 3734 4995 3734" svg:viewBox="0 0 4996 3735">
          <text:p/>
        </draw:connector>
        <draw:connector draw:style-name="gr3" draw:text-style-name="P9" draw:layer="layout" draw:type="curve" svg:x1="23.098cm" svg:y1="11.922cm" svg:x2="25.467cm" svg:y2="5.369cm" draw:start-shape="id14" draw:start-glue-point="1" draw:end-shape="id15" draw:end-glue-point="1" svg:d="M23098 11922c4303 0 3119-6553 2369-6553" svg:viewBox="0 0 3108 6554">
          <text:p/>
        </draw:connector>
      </draw:page>
      <draw:page draw:name="page5" draw:style-name="dp1" draw:master-page-name="Default">
        <draw:g xml:id="id19" draw:id="id19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42cm" svg:height="1.043cm" svg:x="19.4cm" svg:y="3.848cm">
            <draw:text-box>
              <text:p>npm-demo</text:p>
            </draw:text-box>
          </draw:frame>
        </draw:g>
        <draw:g xml:id="id20" draw:id="id20">
          <draw:frame draw:style-name="gr1" draw:text-style-name="P1" draw:layer="layout" svg:width="0.732cm" svg:height="0.732cm" svg:x="19.685cm" svg:y="6.963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4" draw:layer="layout" svg:width="5.066cm" svg:height="1.043cm" svg:x="20.401cm" svg:y="6.848cm">
            <draw:text-box>
              <text:p text:style-name="P3"><text:span text:style-name="T1">node_modules</text:span></text:p>
            </draw:text-box>
          </draw:frame>
        </draw:g>
        <draw:g xml:id="id17" draw:id="id17">
          <draw:frame draw:style-name="gr1" draw:text-style-name="P1" draw:layer="layout" svg:width="0.732cm" svg:height="0.732cm" svg:x="20.685cm" svg:y="7.963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6" draw:layer="layout" svg:width="2.784cm" svg:height="1.043cm" svg:x="21.401cm" svg:y="7.848cm">
            <draw:text-box>
              <text:p text:style-name="P5"><text:span text:style-name="T2">lodash</text:span></text:p>
            </draw:text-box>
          </draw:frame>
        </draw:g>
        <draw:frame draw:style-name="gr2" draw:text-style-name="P8" xml:id="id16" draw:id="id16" draw:layer="layout" svg:width="5.828cm" svg:height="1.043cm" svg:x="8.161cm" svg:y="10.898cm">
          <draw:text-box>
            <text:p text:style-name="P12"><text:span text:style-name="T3">$&gt; npm install</text:span></text:p>
          </draw:text-box>
        </draw:frame>
        <draw:connector draw:style-name="gr3" draw:text-style-name="P9" draw:layer="layout" svg:x1="13.989cm" svg:y1="11.419cm" svg:x2="20.685cm" svg:y2="8.369cm" draw:start-shape="id16" draw:start-glue-point="1" draw:end-shape="id17" draw:end-glue-point="3" svg:d="M13989 11419h3706v-3050h2990" svg:viewBox="0 0 6697 3051">
          <text:p/>
        </draw:connector>
        <draw:frame draw:style-name="gr2" draw:text-style-name="P8" xml:id="id18" draw:id="id18" draw:layer="layout" svg:width="5.828cm" svg:height="1.043cm" svg:x="8.161cm" svg:y="3.646cm">
          <draw:text-box>
            <text:p text:style-name="P12"><text:span text:style-name="T3">$&gt; cd npm-demo</text:span></text:p>
          </draw:text-box>
        </draw:frame>
        <draw:connector draw:style-name="gr4" draw:text-style-name="P9" draw:layer="layout" svg:x1="13.989cm" svg:y1="4.167cm" svg:x2="18.684cm" svg:y2="4.369cm" draw:start-shape="id18" draw:start-glue-point="1" draw:end-shape="id19" draw:end-glue-point="3" svg:d="M13989 4167h2706v202h1989" svg:viewBox="0 0 4696 203">
          <text:p/>
        </draw:connector>
        <draw:connector draw:style-name="gr3" draw:text-style-name="P9" draw:layer="layout" svg:x1="13.989cm" svg:y1="11.419cm" svg:x2="19.685cm" svg:y2="7.369cm" draw:start-shape="id16" draw:end-shape="id20" svg:d="M13989 11419h3206v-4050h2490" svg:viewBox="0 0 5697 4051">
          <text:p/>
        </draw:connector>
        <draw:g xml:id="id21" draw:id="id21"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33cm" svg:y="5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3.923cm" svg:height="1.043cm" svg:x="20.402cm" svg:y="5.848cm">
            <draw:text-box>
              <text:p>script.js</text:p>
            </draw:text-box>
          </draw:frame>
        </draw:g>
        <draw:custom-shape draw:style-name="gr6" draw:text-style-name="P13" xml:id="id22" draw:id="id22" draw:layer="layout" svg:width="7.366cm" svg:height="4.572cm" svg:x="7.593cm" svg:y="5.318cm">
          <text:p text:style-name="P13"><text:span text:style-name="T5">{</text:span></text:p>
          <text:p text:style-name="P13"><text:span text:style-name="T5"><text:s text:c="2"/></text:span><text:span text:style-name="T5">"name": "npm-demo",</text:span></text:p>
          <text:p text:style-name="P13"><text:span text:style-name="T5"><text:s text:c="2"/></text:span><text:span text:style-name="T5">"dependencies": {</text:span></text:p>
          <text:p text:style-name="P13"><text:span text:style-name="T5"><text:s text:c="4"/></text:span><text:span text:style-name="T7">"lodash": "^4.7.14"</text:span></text:p>
          <text:p text:style-name="P13"><text:span text:style-name="T5"><text:s text:c="2"/></text:span><text:span text:style-name="T5">},</text:span></text:p>
          <text:p text:style-name="P13"><text:span text:style-name="T5"><text:s text:c="2"/></text:span><text:span text:style-name="T5">...</text:span></text:p>
          <text:p text:style-name="P13"><text:span text:style-name="T5">}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curve" draw:line-skew="-0.871cm" svg:x1="19.632cm" svg:y1="5.369cm" svg:x2="14.959cm" svg:y2="7.604cm" draw:start-shape="id21" draw:start-glue-point="3" draw:end-shape="id22" svg:d="M19632 5369c-4233 0-1897 2235-4673 2235" svg:viewBox="0 0 4674 2236">
          <text:p/>
        </draw:connector>
        <draw:connector draw:style-name="gr7" draw:text-style-name="P9" draw:layer="layout" draw:type="curve" svg:x1="11.276cm" svg:y1="9.89cm" svg:x2="11.075cm" svg:y2="10.898cm" draw:start-shape="id22" draw:start-glue-point="2" draw:end-shape="id16" draw:end-glue-point="0" svg:d="M11276 9890c0 757-201 254-201 1008" svg:viewBox="0 0 202 1009">
          <text:p/>
        </draw:connector>
      </draw:page>
      <draw:page draw:name="page6" draw:style-name="dp1" draw:master-page-name="Default">
        <draw:g xml:id="id26" draw:id="id26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42cm" svg:height="1.043cm" svg:x="19.4cm" svg:y="3.848cm">
            <draw:text-box>
              <text:p>npm-demo</text:p>
            </draw:text-box>
          </draw:frame>
        </draw:g>
        <draw:g xml:id="id24" draw:id="id24">
          <draw:frame draw:style-name="gr1" draw:text-style-name="P1" draw:layer="layout" svg:width="0.732cm" svg:height="0.732cm" svg:x="20.685cm" svg:y="7.963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6" draw:layer="layout" svg:width="2.022cm" svg:height="1.043cm" svg:x="21.401cm" svg:y="7.848cm">
            <draw:text-box>
              <text:p text:style-name="P5"><text:span text:style-name="T2">gulp</text:span></text:p>
            </draw:text-box>
          </draw:frame>
        </draw:g>
        <draw:frame draw:style-name="gr2" draw:text-style-name="P8" xml:id="id23" draw:id="id23" draw:layer="layout" svg:width="11.915cm" svg:height="1.043cm" svg:x="5.161cm" svg:y="7.145cm">
          <draw:text-box>
            <text:p text:style-name="P12"><text:span text:style-name="T3">$&gt; npm install --save-dev gulp</text:span></text:p>
          </draw:text-box>
        </draw:frame>
        <draw:connector draw:style-name="gr3" draw:text-style-name="P9" draw:layer="layout" svg:x1="17.076cm" svg:y1="7.666cm" svg:x2="20.685cm" svg:y2="8.369cm" draw:start-shape="id23" draw:start-glue-point="1" draw:end-shape="id24" draw:end-glue-point="3" svg:d="M17076 7666h1805v703h1804" svg:viewBox="0 0 3610 704">
          <text:p/>
        </draw:connector>
        <draw:frame draw:style-name="gr2" draw:text-style-name="P8" xml:id="id25" draw:id="id25" draw:layer="layout" svg:width="5.828cm" svg:height="1.043cm" svg:x="5.161cm" svg:y="3.646cm">
          <draw:text-box>
            <text:p text:style-name="P12"><text:span text:style-name="T3">$&gt; cd npm-demo</text:span></text:p>
          </draw:text-box>
        </draw:frame>
        <draw:connector draw:style-name="gr4" draw:text-style-name="P9" draw:layer="layout" svg:x1="10.989cm" svg:y1="4.167cm" svg:x2="18.684cm" svg:y2="4.369cm" draw:start-shape="id25" draw:start-glue-point="1" draw:end-shape="id26" draw:end-glue-point="3" svg:d="M10989 4167h3847v202h3848" svg:viewBox="0 0 7696 203">
          <text:p/>
        </draw:connector>
        <draw:g xml:id="id28" draw:id="id28"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33cm" svg:y="5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3.923cm" svg:height="1.043cm" svg:x="20.402cm" svg:y="5.848cm">
            <draw:text-box>
              <text:p>script.js</text:p>
            </draw:text-box>
          </draw:frame>
        </draw:g>
        <draw:custom-shape draw:style-name="gr8" draw:text-style-name="P13" xml:id="id27" draw:id="id27" draw:layer="layout" svg:width="7.366cm" svg:height="6.477cm" svg:x="15.732cm" svg:y="10.336cm">
          <text:p text:style-name="P13"><text:span text:style-name="T5">{</text:span></text:p>
          <text:p text:style-name="P13"><text:span text:style-name="T5"><text:s text:c="2"/></text:span><text:span text:style-name="T5">"name": "npm-demo",</text:span></text:p>
          <text:p text:style-name="P13"><text:span text:style-name="T5"><text:s text:c="2"/></text:span><text:span text:style-name="T5">"dependencies": {</text:span></text:p>
          <text:p text:style-name="P13"><text:span text:style-name="T5"><text:s text:c="4"/></text:span><text:span text:style-name="T8">"lodash": "^4.7.14"</text:span></text:p>
          <text:p text:style-name="P13"><text:span text:style-name="T5"><text:s text:c="2"/></text:span><text:span text:style-name="T5">},</text:span></text:p>
          <text:p text:style-name="P13"><text:span text:style-name="T5"><text:s text:c="2"/></text:span><text:span text:style-name="T6">"devDependencies": {</text:span></text:p>
          <text:p text:style-name="P13"><text:span text:style-name="T5"><text:s text:c="4"/></text:span><text:span text:style-name="T6">"gulp": "^3.9.1"</text:span></text:p>
          <text:p text:style-name="P13"><text:span text:style-name="T5"><text:s text:c="2"/></text:span><text:span text:style-name="T6">}</text:span><text:span text:style-name="T5">,</text:span></text:p>
          <text:p text:style-name="P13"><text:span text:style-name="T5"><text:s text:c="2"/></text:span><text:span text:style-name="T5">...</text:span></text:p>
          <text:p text:style-name="P13"><text:span text:style-name="T5">}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draw:type="curve" svg:x1="11.118cm" svg:y1="8.188cm" svg:x2="15.732cm" svg:y2="13.574cm" draw:start-shape="id23" draw:start-glue-point="2" draw:end-shape="id27" draw:end-glue-point="3" svg:d="M11118 8188c0 3591 1538 5386 4614 5386" svg:viewBox="0 0 4615 5387">
          <text:p/>
        </draw:connector>
        <draw:connector draw:style-name="gr3" draw:text-style-name="P9" draw:layer="layout" draw:type="curve" svg:x1="23.098cm" svg:y1="13.574cm" svg:x2="25.467cm" svg:y2="5.369cm" draw:start-shape="id27" draw:start-glue-point="1" draw:end-shape="id28" draw:end-glue-point="1" svg:d="M23098 13574c4303 0 3119-8205 2369-8205" svg:viewBox="0 0 3108 8206">
          <text:p/>
        </draw:connector>
        <draw:g>
          <draw:frame draw:style-name="gr1" draw:text-style-name="P1" draw:layer="layout" svg:width="0.732cm" svg:height="0.732cm" svg:x="20.684cm" svg:y="8.964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2.784cm" svg:height="1.043cm" svg:x="21.4cm" svg:y="8.849cm">
            <draw:text-box>
              <text:p>lodash</text:p>
            </draw:text-box>
          </draw:frame>
        </draw:g>
        <draw:g>
          <draw:frame draw:style-name="gr1" draw:text-style-name="P1" draw:layer="layout" svg:width="0.732cm" svg:height="0.732cm" svg:x="19.684cm" svg:y="6.96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20.4cm" svg:y="6.85cm">
            <draw:text-box>
              <text:p>node_modules</text:p>
            </draw:text-box>
          </draw:frame>
        </draw:g>
      </draw:page>
      <draw:page draw:name="page7" draw:style-name="dp1" draw:master-page-name="Default">
        <draw:g xml:id="id32" draw:id="id32">
          <draw:frame draw:style-name="gr1" draw:text-style-name="P1" draw:layer="layout" svg:width="0.732cm" svg:height="0.732cm" svg:x="15.296cm" svg:y="3.89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42cm" svg:height="1.043cm" svg:x="16.012cm" svg:y="3.78cm">
            <draw:text-box>
              <text:p>npm-demo</text:p>
            </draw:text-box>
          </draw:frame>
        </draw:g>
        <draw:g xml:id="id33" draw:id="id33">
          <draw:frame draw:style-name="gr1" draw:text-style-name="P1" draw:layer="layout" svg:width="0.732cm" svg:height="0.732cm" svg:x="16.297cm" svg:y="6.895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4" draw:layer="layout" svg:width="5.066cm" svg:height="1.043cm" svg:x="17.013cm" svg:y="6.78cm">
            <draw:text-box>
              <text:p text:style-name="P3"><text:span text:style-name="T1">node_modules</text:span></text:p>
            </draw:text-box>
          </draw:frame>
        </draw:g>
        <draw:g xml:id="id30" draw:id="id30">
          <draw:frame draw:style-name="gr1" draw:text-style-name="P1" draw:layer="layout" svg:width="0.732cm" svg:height="0.732cm" svg:x="17.297cm" svg:y="7.895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6" draw:layer="layout" svg:width="2.022cm" svg:height="1.043cm" svg:x="18.013cm" svg:y="7.78cm">
            <draw:text-box>
              <text:p text:style-name="P5"><text:span text:style-name="T2">gulp</text:span></text:p>
            </draw:text-box>
          </draw:frame>
        </draw:g>
        <draw:frame draw:style-name="gr2" draw:text-style-name="P8" xml:id="id29" draw:id="id29" draw:layer="layout" svg:width="5.828cm" svg:height="1.043cm" svg:x="6.173cm" svg:y="12.53cm">
          <draw:text-box>
            <text:p text:style-name="P12"><text:span text:style-name="T3">$&gt; npm install</text:span></text:p>
          </draw:text-box>
        </draw:frame>
        <draw:connector draw:style-name="gr3" draw:text-style-name="P9" draw:layer="layout" draw:line-skew="0.067cm" svg:x1="12.001cm" svg:y1="13.051cm" svg:x2="17.297cm" svg:y2="8.301cm" draw:start-shape="id29" draw:start-glue-point="1" draw:end-shape="id30" draw:end-glue-point="3" svg:d="M12001 13051h2715v-4750h2581" svg:viewBox="0 0 5297 4751">
          <text:p/>
        </draw:connector>
        <draw:frame draw:style-name="gr2" draw:text-style-name="P8" xml:id="id31" draw:id="id31" draw:layer="layout" svg:width="5.828cm" svg:height="1.043cm" svg:x="6.173cm" svg:y="3.578cm">
          <draw:text-box>
            <text:p text:style-name="P12"><text:span text:style-name="T3">$&gt; cd npm-demo</text:span></text:p>
          </draw:text-box>
        </draw:frame>
        <draw:connector draw:style-name="gr4" draw:text-style-name="P9" draw:layer="layout" svg:x1="12.001cm" svg:y1="4.099cm" svg:x2="15.296cm" svg:y2="4.301cm" draw:start-shape="id31" draw:start-glue-point="1" draw:end-shape="id32" draw:end-glue-point="3" svg:d="M12001 4099h1647v202h1648" svg:viewBox="0 0 3296 203">
          <text:p/>
        </draw:connector>
        <draw:connector draw:style-name="gr3" draw:text-style-name="P9" draw:layer="layout" draw:line-skew="0.567cm" svg:x1="12.001cm" svg:y1="13.051cm" svg:x2="16.297cm" svg:y2="7.301cm" draw:start-shape="id29" draw:end-shape="id33" svg:d="M12001 13051h2715v-5750h1581" svg:viewBox="0 0 4297 5751">
          <text:p/>
        </draw:connector>
        <draw:g xml:id="id34" draw:id="id34">
          <draw:frame draw:style-name="gr1" draw:text-style-name="P1" draw:layer="layout" svg:width="0.732cm" svg:height="0.732cm" svg:x="16.244cm" svg:y="4.856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17.013cm" svg:y="4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6.245cm" svg:y="5.856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3.923cm" svg:height="1.043cm" svg:x="17.014cm" svg:y="5.78cm">
            <draw:text-box>
              <text:p>script.js</text:p>
            </draw:text-box>
          </draw:frame>
        </draw:g>
        <draw:custom-shape draw:style-name="gr8" draw:text-style-name="P13" xml:id="id35" draw:id="id35" draw:layer="layout" svg:width="7.366cm" svg:height="6.477cm" svg:x="5.605cm" svg:y="5.25cm">
          <text:p text:style-name="P13"><text:span text:style-name="T5">{</text:span></text:p>
          <text:p text:style-name="P13"><text:span text:style-name="T5"><text:s text:c="2"/></text:span><text:span text:style-name="T5">"name": "npm-demo",</text:span></text:p>
          <text:p text:style-name="P13"><text:span text:style-name="T5"><text:s text:c="2"/></text:span><text:span text:style-name="T5">"dependencies": {</text:span></text:p>
          <text:p text:style-name="P13"><text:span text:style-name="T5"><text:s text:c="4"/></text:span><text:span text:style-name="T7">"lodash": "^4.7.14"</text:span></text:p>
          <text:p text:style-name="P13"><text:span text:style-name="T5"><text:s text:c="2"/></text:span><text:span text:style-name="T5">},</text:span></text:p>
          <text:p text:style-name="P13"><text:span text:style-name="T5"><text:s text:c="2"/></text:span><text:span text:style-name="T5">"devDependencies": {</text:span></text:p>
          <text:p text:style-name="P13"><text:span text:style-name="T5"><text:s text:c="4"/></text:span><text:span text:style-name="T9">"gulp": "^3.9.1"</text:span></text:p>
          <text:p text:style-name="P13"><text:span text:style-name="T5"><text:s text:c="2"/></text:span><text:span text:style-name="T5">},</text:span></text:p>
          <text:p text:style-name="P13"><text:span text:style-name="T5"><text:s text:c="2"/></text:span><text:span text:style-name="T5">...</text:span></text:p>
          <text:p text:style-name="P13"><text:span text:style-name="T5">}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curve" draw:line-skew="-0.871cm" svg:x1="16.244cm" svg:y1="5.301cm" svg:x2="12.971cm" svg:y2="8.488cm" draw:start-shape="id34" draw:start-glue-point="3" draw:end-shape="id35" svg:d="M16244 5301c-3760 0-2124 3187-3273 3187" svg:viewBox="0 0 3274 3188">
          <text:p/>
        </draw:connector>
        <draw:connector draw:style-name="gr7" draw:text-style-name="P9" draw:layer="layout" draw:type="curve" svg:x1="9.288cm" svg:y1="11.727cm" svg:x2="9.087cm" svg:y2="12.53cm" draw:start-shape="id35" draw:start-glue-point="2" draw:end-shape="id29" draw:end-glue-point="0" svg:d="M9288 11727c0 603-201 202-201 803" svg:viewBox="0 0 202 804">
          <text:p/>
        </draw:connector>
        <draw:g xml:id="id36" draw:id="id36">
          <draw:frame draw:style-name="gr1" draw:text-style-name="P1" draw:layer="layout" svg:width="0.732cm" svg:height="0.732cm" svg:x="17.297cm" svg:y="8.896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6" draw:layer="layout" svg:width="2.784cm" svg:height="1.043cm" svg:x="18.013cm" svg:y="8.781cm">
            <draw:text-box>
              <text:p text:style-name="P5"><text:span text:style-name="T2">lodash</text:span></text:p>
            </draw:text-box>
          </draw:frame>
        </draw:g>
        <draw:connector draw:style-name="gr3" draw:text-style-name="P9" draw:layer="layout" draw:line-skew="0.067cm" svg:x1="12.001cm" svg:y1="13.051cm" svg:x2="17.297cm" svg:y2="9.302cm" draw:start-shape="id29" draw:end-shape="id36" draw:end-glue-point="3" svg:d="M12001 13051h2715v-3749h2581" svg:viewBox="0 0 5297 3750">
          <text:p/>
        </draw:connector>
      </draw:page>
      <draw:page draw:name="page8" draw:style-name="dp1" draw:master-page-name="Default">
        <draw:g xml:id="id38" draw:id="id38">
          <draw:frame draw:style-name="gr1" draw:text-style-name="P1" draw:layer="layout" svg:width="0.732cm" svg:height="0.732cm" svg:x="15.296cm" svg:y="3.89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42cm" svg:height="1.043cm" svg:x="16.012cm" svg:y="3.78cm">
            <draw:text-box>
              <text:p>npm-demo</text:p>
            </draw:text-box>
          </draw:frame>
        </draw:g>
        <draw:g xml:id="id40" draw:id="id40">
          <draw:frame draw:style-name="gr1" draw:text-style-name="P1" draw:layer="layout" svg:width="0.732cm" svg:height="0.732cm" svg:x="16.297cm" svg:y="6.895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4" draw:layer="layout" svg:width="5.066cm" svg:height="1.043cm" svg:x="17.013cm" svg:y="6.78cm">
            <draw:text-box>
              <text:p text:style-name="P3"><text:span text:style-name="T1">node_modules</text:span></text:p>
            </draw:text-box>
          </draw:frame>
        </draw:g>
        <draw:frame draw:style-name="gr2" draw:text-style-name="P8" xml:id="id39" draw:id="id39" draw:layer="layout" svg:width="10.772cm" svg:height="1.043cm" svg:x="3.173cm" svg:y="12.53cm">
          <draw:text-box>
            <text:p text:style-name="P12"><text:span text:style-name="T3">$&gt; npm install --production</text:span></text:p>
          </draw:text-box>
        </draw:frame>
        <draw:frame draw:style-name="gr2" draw:text-style-name="P8" xml:id="id37" draw:id="id37" draw:layer="layout" svg:width="5.828cm" svg:height="1.043cm" svg:x="3.173cm" svg:y="3.578cm">
          <draw:text-box>
            <text:p text:style-name="P12"><text:span text:style-name="T3">$&gt; cd npm-demo</text:span></text:p>
          </draw:text-box>
        </draw:frame>
        <draw:connector draw:style-name="gr4" draw:text-style-name="P9" draw:layer="layout" svg:x1="9.001cm" svg:y1="4.099cm" svg:x2="15.296cm" svg:y2="4.301cm" draw:start-shape="id37" draw:start-glue-point="1" draw:end-shape="id38" draw:end-glue-point="3" svg:d="M9001 4099h3147v202h3148" svg:viewBox="0 0 6296 203">
          <text:p/>
        </draw:connector>
        <draw:connector draw:style-name="gr3" draw:text-style-name="P9" draw:layer="layout" draw:line-skew="0.567cm" svg:x1="13.945cm" svg:y1="13.051cm" svg:x2="16.297cm" svg:y2="7.301cm" draw:start-shape="id39" draw:end-shape="id40" svg:d="M13945 13051h1743v-5750h609" svg:viewBox="0 0 2353 5751">
          <text:p/>
        </draw:connector>
        <draw:g xml:id="id41" draw:id="id41">
          <draw:frame draw:style-name="gr1" draw:text-style-name="P1" draw:layer="layout" svg:width="0.732cm" svg:height="0.732cm" svg:x="16.244cm" svg:y="4.856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17.013cm" svg:y="4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6.245cm" svg:y="5.856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3.923cm" svg:height="1.043cm" svg:x="17.014cm" svg:y="5.78cm">
            <draw:text-box>
              <text:p>script.js</text:p>
            </draw:text-box>
          </draw:frame>
        </draw:g>
        <draw:custom-shape draw:style-name="gr8" draw:text-style-name="P13" xml:id="id42" draw:id="id42" draw:layer="layout" svg:width="7.366cm" svg:height="6.477cm" svg:x="4.605cm" svg:y="5.25cm">
          <text:p text:style-name="P13"><text:span text:style-name="T5">{</text:span></text:p>
          <text:p text:style-name="P13"><text:span text:style-name="T5"><text:s text:c="2"/></text:span><text:span text:style-name="T5">"name": "npm-demo",</text:span></text:p>
          <text:p text:style-name="P13"><text:span text:style-name="T5"><text:s text:c="2"/></text:span><text:span text:style-name="T5">"dependencies": {</text:span></text:p>
          <text:p text:style-name="P13"><text:span text:style-name="T5"><text:s text:c="4"/></text:span><text:span text:style-name="T7">"lodash": "^4.7.14"</text:span></text:p>
          <text:p text:style-name="P13"><text:span text:style-name="T5"><text:s text:c="2"/></text:span><text:span text:style-name="T5">},</text:span></text:p>
          <text:p text:style-name="P13"><text:span text:style-name="T5"><text:s text:c="2"/></text:span><text:span text:style-name="T5">"devDependencies": {</text:span></text:p>
          <text:p text:style-name="P13"><text:span text:style-name="T5"><text:s text:c="4"/></text:span><text:span text:style-name="T10">"gulp": "^3.9.1"</text:span></text:p>
          <text:p text:style-name="P13"><text:span text:style-name="T5"><text:s text:c="2"/></text:span><text:span text:style-name="T5">},</text:span></text:p>
          <text:p text:style-name="P13"><text:span text:style-name="T5"><text:s text:c="2"/></text:span><text:span text:style-name="T5">...</text:span></text:p>
          <text:p text:style-name="P13"><text:span text:style-name="T5">}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curve" draw:line-skew="-0.871cm" svg:x1="16.244cm" svg:y1="5.301cm" svg:x2="11.971cm" svg:y2="8.488cm" draw:start-shape="id41" draw:start-glue-point="3" draw:end-shape="id42" svg:d="M16244 5301c-4510 0-2374 3187-4273 3187" svg:viewBox="0 0 4274 3188">
          <text:p/>
        </draw:connector>
        <draw:connector draw:style-name="gr7" draw:text-style-name="P9" draw:layer="layout" draw:type="curve" svg:x1="8.288cm" svg:y1="11.727cm" svg:x2="8.559cm" svg:y2="12.53cm" draw:start-shape="id42" draw:start-glue-point="2" draw:end-shape="id39" draw:end-glue-point="0" svg:d="M8288 11727c0 603 271 202 271 803" svg:viewBox="0 0 272 804">
          <text:p/>
        </draw:connector>
        <draw:g xml:id="id43" draw:id="id43">
          <draw:frame draw:style-name="gr1" draw:text-style-name="P1" draw:layer="layout" svg:width="0.732cm" svg:height="0.732cm" svg:x="17.297cm" svg:y="7.896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6" draw:layer="layout" svg:width="2.784cm" svg:height="1.043cm" svg:x="18.013cm" svg:y="7.781cm">
            <draw:text-box>
              <text:p text:style-name="P5"><text:span text:style-name="T2">lodash</text:span></text:p>
            </draw:text-box>
          </draw:frame>
        </draw:g>
        <draw:connector draw:style-name="gr3" draw:text-style-name="P9" draw:layer="layout" draw:line-skew="0.067cm" svg:x1="13.945cm" svg:y1="13.051cm" svg:x2="17.297cm" svg:y2="8.302cm" draw:start-shape="id39" draw:end-shape="id43" draw:end-glue-point="3" svg:d="M13945 13051h1743v-4749h1609" svg:viewBox="0 0 3353 4750">
          <text:p/>
        </draw:connector>
      </draw:page>
      <draw:page draw:name="page9" draw:style-name="dp1" draw:master-page-name="Default">
        <draw:g>
          <draw:frame draw:style-name="gr1" draw:text-style-name="P1" draw:layer="layout" svg:width="0.732cm" svg:height="0.732cm" svg:x="16.377cm" svg:y="9.947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5.828cm" svg:height="1.043cm" svg:x="17.093cm" svg:y="9.832cm">
            <draw:text-box>
              <text:p>/usr/local/lib</text:p>
            </draw:text-box>
          </draw:frame>
        </draw:g>
        <draw:g>
          <draw:frame draw:style-name="gr1" draw:text-style-name="P1" draw:layer="layout" svg:width="0.732cm" svg:height="0.732cm" svg:x="17.377cm" svg:y="10.948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18.093cm" svg:y="10.833cm">
            <draw:text-box>
              <text:p>node_modules</text:p>
            </draw:text-box>
          </draw:frame>
        </draw:g>
        <draw:g xml:id="id45" draw:id="id45">
          <draw:frame draw:style-name="gr1" draw:text-style-name="P1" draw:layer="layout" svg:width="0.732cm" svg:height="0.732cm" svg:x="18.378cm" svg:y="11.947cm">
            <draw:image xlink:href="Pictures/100002000000020000000200562097B4480655F9.png" xlink:type="simple" xlink:show="embed" xlink:actuate="onLoad">
              <text:p/>
            </draw:image>
          </draw:frame>
          <draw:frame draw:style-name="gr2" draw:text-style-name="P6" draw:layer="layout" svg:width="4.685cm" svg:height="1.043cm" svg:x="19.094cm" svg:y="11.832cm">
            <draw:text-box>
              <text:p text:style-name="P5"><text:span text:style-name="T2">http-server</text:span></text:p>
            </draw:text-box>
          </draw:frame>
        </draw:g>
        <draw:frame draw:style-name="gr2" draw:text-style-name="P8" xml:id="id44" draw:id="id44" draw:layer="layout" svg:width="11.534cm" svg:height="1.043cm" svg:x="3.154cm" svg:y="11.129cm">
          <draw:text-box>
            <text:p text:style-name="P12"><text:span text:style-name="T3">$&gt; npm install -g http-server</text:span></text:p>
          </draw:text-box>
        </draw:frame>
        <draw:connector draw:style-name="gr3" draw:text-style-name="P9" draw:layer="layout" draw:line-skew="-0.928cm" svg:x1="14.688cm" svg:y1="11.65cm" svg:x2="18.378cm" svg:y2="12.353cm" draw:start-shape="id44" draw:end-shape="id45" draw:end-glue-point="3" svg:d="M14688 11650h917v703h2773" svg:viewBox="0 0 3691 704">
          <text:p/>
        </draw:connector>
        <draw:g>
          <draw:frame draw:style-name="gr1" draw:text-style-name="P1" draw:layer="layout" svg:width="0.732cm" svg:height="0.732cm" svg:x="16.377cm" svg:y="12.948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11.146cm" svg:height="1.043cm" svg:x="17.093cm" svg:y="12.833cm">
            <draw:text-box>
              <text:p>/usr/local/bin <text:span text:style-name="T11">(in the </text:span><text:span text:style-name="T4">PATH</text:span><text:span text:style-name="T11">)</text:span></text:p>
            </draw:text-box>
          </draw:frame>
        </draw:g>
        <draw:g xml:id="id46" draw:id="id46">
          <draw:frame draw:style-name="gr1" draw:text-style-name="P1" draw:layer="layout" svg:width="0.732cm" svg:height="0.732cm" svg:x="17.326cm" svg:y="13.908cm">
            <draw:image xlink:href="Pictures/10000200000002000000020074BAA4A886B34AD2.png" xlink:type="simple" xlink:show="embed" xlink:actuate="onLoad">
              <text:p/>
            </draw:image>
          </draw:frame>
          <draw:frame draw:style-name="gr2" draw:text-style-name="P6" draw:layer="layout" svg:width="4.685cm" svg:height="1.043cm" svg:x="18.095cm" svg:y="13.832cm">
            <draw:text-box>
              <text:p text:style-name="P5"><text:span text:style-name="T2">http-server</text:span></text:p>
            </draw:text-box>
          </draw:frame>
        </draw:g>
        <draw:connector draw:style-name="gr3" draw:text-style-name="P9" draw:layer="layout" draw:line-skew="-0.402cm" svg:x1="14.688cm" svg:y1="11.65cm" svg:x2="17.326cm" svg:y2="14.353cm" draw:start-shape="id44" draw:start-glue-point="1" draw:end-shape="id46" draw:end-glue-point="3" svg:d="M14688 11650h917v2703h1721" svg:viewBox="0 0 2639 2704">
          <text:p/>
        </draw:connector>
      </draw:page>
      <draw:page draw:name="page10" draw:style-name="dp1" draw:master-page-name="Default">
        <draw:g xml:id="id48" draw:id="id48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42cm" svg:height="1.043cm" svg:x="19.4cm" svg:y="3.848cm">
            <draw:text-box>
              <text:p>npm-demo</text:p>
            </draw:text-box>
          </draw:frame>
        </draw:g>
        <draw:frame draw:style-name="gr2" draw:text-style-name="P8" xml:id="id51" draw:id="id51" draw:layer="layout" svg:width="5.066cm" svg:height="1.043cm" svg:x="8.161cm" svg:y="10.898cm">
          <draw:text-box>
            <text:p text:style-name="P12"><text:span text:style-name="T3">$&gt; npm start</text:span></text:p>
          </draw:text-box>
        </draw:frame>
        <draw:frame draw:style-name="gr2" draw:text-style-name="P8" xml:id="id47" draw:id="id47" draw:layer="layout" svg:width="5.828cm" svg:height="1.043cm" svg:x="8.161cm" svg:y="3.646cm">
          <draw:text-box>
            <text:p text:style-name="P12"><text:span text:style-name="T3">$&gt; cd npm-demo</text:span></text:p>
          </draw:text-box>
        </draw:frame>
        <draw:connector draw:style-name="gr4" draw:text-style-name="P9" draw:layer="layout" svg:x1="13.989cm" svg:y1="4.167cm" svg:x2="18.684cm" svg:y2="4.369cm" draw:start-shape="id47" draw:start-glue-point="1" draw:end-shape="id48" draw:end-glue-point="3" svg:d="M13989 4167h2348v202h2347" svg:viewBox="0 0 4696 203">
          <text:p/>
        </draw:connector>
        <draw:g xml:id="id49" draw:id="id49"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20.401cm" svg:y="4.848cm">
            <draw:text-box>
              <text:p>package.json</text:p>
            </draw:text-box>
          </draw:frame>
        </draw:g>
        <draw:g xml:id="id52" draw:id="id52">
          <draw:frame draw:style-name="gr1" draw:text-style-name="P1" draw:layer="layout" svg:width="0.732cm" svg:height="0.732cm" svg:x="19.633cm" svg:y="5.924cm">
            <draw:image xlink:href="Pictures/1000020100000200000002002B9E27D54E200224.png" xlink:type="simple" xlink:show="embed" xlink:actuate="onLoad">
              <text:p/>
            </draw:image>
          </draw:frame>
          <draw:frame draw:style-name="gr2" draw:text-style-name="P2" draw:layer="layout" svg:width="3.923cm" svg:height="1.043cm" svg:x="20.402cm" svg:y="5.848cm">
            <draw:text-box>
              <text:p>server.js</text:p>
            </draw:text-box>
          </draw:frame>
        </draw:g>
        <draw:custom-shape draw:style-name="gr9" draw:text-style-name="P13" xml:id="id50" draw:id="id50" draw:layer="layout" svg:width="9.133cm" svg:height="4.572cm" svg:x="4.429cm" svg:y="5.191cm">
          <text:p text:style-name="P13"><text:span text:style-name="T5">{</text:span></text:p>
          <text:p text:style-name="P13"><text:span text:style-name="T5"><text:s text:c="2"/></text:span><text:span text:style-name="T5">"name": "npm-demo",</text:span></text:p>
          <text:p text:style-name="P13"><text:span text:style-name="T5"><text:s text:c="2"/></text:span><text:span text:style-name="T5">"scripts": {</text:span></text:p>
          <text:p text:style-name="P13"><text:span text:style-name="T5"><text:s text:c="4"/></text:span><text:span text:style-name="T7">"start": "node server.js"</text:span></text:p>
          <text:p text:style-name="P13"><text:span text:style-name="T5"><text:s text:c="2"/></text:span><text:span text:style-name="T5">},</text:span></text:p>
          <text:p text:style-name="P13"><text:span text:style-name="T5"><text:s text:c="2"/></text:span><text:span text:style-name="T5">...</text:span></text:p>
          <text:p text:style-name="P13"><text:span text:style-name="T5">}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curve" draw:line-skew="-0.871cm" svg:x1="19.632cm" svg:y1="5.369cm" svg:x2="13.562cm" svg:y2="7.477cm" draw:start-shape="id49" draw:start-glue-point="3" draw:end-shape="id50" svg:d="M19632 5369c-5859 0-2824 2108-6070 2108" svg:viewBox="0 0 6071 2109">
          <text:p/>
        </draw:connector>
        <draw:connector draw:style-name="gr7" draw:text-style-name="P9" draw:layer="layout" draw:type="curve" svg:x1="8.995cm" svg:y1="9.763cm" svg:x2="10.694cm" svg:y2="10.898cm" draw:start-shape="id50" draw:start-glue-point="2" draw:end-shape="id51" draw:end-glue-point="0" svg:d="M8995 9763c0 852 1699 285 1699 1135" svg:viewBox="0 0 1700 1136">
          <text:p/>
        </draw:connector>
        <draw:g>
          <draw:frame draw:style-name="gr1" draw:text-style-name="P1" draw:layer="layout" svg:width="0.732cm" svg:height="0.732cm" svg:x="19.684cm" svg:y="6.964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5.066cm" svg:height="1.043cm" svg:x="20.4cm" svg:y="6.849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20.684cm" svg:y="7.96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165cm" svg:height="1.043cm" svg:x="21.4cm" svg:y="7.85cm">
            <draw:text-box>
              <text:p>express</text:p>
            </draw:text-box>
          </draw:frame>
        </draw:g>
        <draw:g>
          <draw:frame draw:style-name="gr1" draw:text-style-name="P1" draw:layer="layout" svg:width="0.732cm" svg:height="0.732cm" svg:x="20.685cm" svg:y="8.966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1.641cm" svg:height="1.043cm" svg:x="21.401cm" svg:y="8.851cm">
            <draw:text-box>
              <text:p>...</text:p>
            </draw:text-box>
          </draw:frame>
        </draw:g>
        <draw:connector draw:style-name="gr7" draw:text-style-name="P9" draw:layer="layout" draw:type="curve" svg:x1="13.227cm" svg:y1="11.419cm" svg:x2="19.633cm" svg:y2="6.369cm" draw:start-shape="id51" draw:start-glue-point="1" draw:end-shape="id52" draw:end-glue-point="3" svg:d="M13227 11419c4804 0 1602-5050 6406-5050" svg:viewBox="0 0 6407 5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onaco" svg:font-family="Monac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cccc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Monaco" fo:font-family="Monaco" style:font-style-name="Regular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20:27:47.702826000</meta:creation-date>
    <dc:date>2017-02-23T23:03:11.220324000</dc:date>
    <meta:editing-duration>PT33M40S</meta:editing-duration>
    <meta:editing-cycles>12</meta:editing-cycles>
    <meta:generator>LibreOffice/5.2.3.3$MacOSX_X86_64 LibreOffice_project/d54a8868f08a7b39642414cf2c8ef2f228f780cf</meta:generator>
    <meta:document-statistic meta:object-count="223"/>
  </office:meta>
</office:document-meta>
</file>